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ce2" style:family="table-cell" style:parent-style-name="Default">
      <style:text-properties style:font-name="Calibri" fo:font-size="11pt" style:font-name-asian="Droid Sans Fallback" style:font-size-asian="11pt" style:font-name-complex="Calibri" style:font-size-complex="11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amily_ID</text:p>
          </table:table-cell>
          <table:table-cell table:style-name="Default" office:value-type="string" calcext:value-type="string">
            <text:p>Individual_ID</text:p>
          </table:table-cell>
          <table:table-cell office:value-type="string" calcext:value-type="string">
            <text:p>Paternal_ID</text:p>
          </table:table-cell>
          <table:table-cell office:value-type="string" calcext:value-type="string">
            <text:p>Maternal_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heno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91732" calcext:value-type="float">
            <text:p>809173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91733" calcext:value-type="float">
            <text:p>809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91731" calcext:value-type="float">
            <text:p>8091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91735" calcext:value-type="float">
            <text:p>8091735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91736" calcext:value-type="float">
            <text:p>8091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91737" calcext:value-type="float">
            <text:p>8091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h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_i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_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91741" calcext:value-type="float">
            <text:p>809174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91738" calcext:value-type="float">
            <text:p>809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91745" calcext:value-type="float">
            <text:p>80917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91742" calcext:value-type="float">
            <text:p>809174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91734" calcext:value-type="float">
            <text:p>809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91746" calcext:value-type="float">
            <text:p>80917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91760" calcext:value-type="float">
            <text:p>809176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91761" calcext:value-type="float">
            <text:p>809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91759" calcext:value-type="float">
            <text:p>80917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91764" calcext:value-type="float">
            <text:p>8091764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91765" calcext:value-type="float">
            <text:p>8091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91766" calcext:value-type="float">
            <text:p>8091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91883" calcext:value-type="float">
            <text:p>809188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91769" calcext:value-type="float">
            <text:p>8091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91770" calcext:value-type="float">
            <text:p>80917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91771" calcext:value-type="float">
            <text:p>809177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91768" calcext:value-type="float">
            <text:p>8091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91772" calcext:value-type="float">
            <text:p>8091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91775" calcext:value-type="float">
            <text:p>8091775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91773" calcext:value-type="float">
            <text:p>8091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91774" calcext:value-type="float">
            <text:p>8091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91777" calcext:value-type="float">
            <text:p>809177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91776" calcext:value-type="float">
            <text:p>809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91780" calcext:value-type="float">
            <text:p>8091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91778" calcext:value-type="float">
            <text:p>8091778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90939" calcext:value-type="float">
            <text:p>8090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91779" calcext:value-type="float">
            <text:p>80917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91814" calcext:value-type="float">
            <text:p>8091814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437235" calcext:value-type="float">
            <text:p>8437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91815" calcext:value-type="float">
            <text:p>80918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91822" calcext:value-type="float">
            <text:p>809182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91817" calcext:value-type="float">
            <text:p>809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091818" calcext:value-type="float">
            <text:p>80918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91829" calcext:value-type="float">
            <text:p>8091829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91828" calcext:value-type="float">
            <text:p>8091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91830" calcext:value-type="float">
            <text:p>809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091857" calcext:value-type="float">
            <text:p>809185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091855" calcext:value-type="float">
            <text:p>809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091856" calcext:value-type="float">
            <text:p>8091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091870" calcext:value-type="float">
            <text:p>809187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091869" calcext:value-type="float">
            <text:p>8091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8091858" calcext:value-type="float">
            <text:p>80918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091873" calcext:value-type="float">
            <text:p>809187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091872" calcext:value-type="float">
            <text:p>8091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091871" calcext:value-type="float">
            <text:p>80918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091904" calcext:value-type="float">
            <text:p>8091904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091905" calcext:value-type="float">
            <text:p>8091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091903" calcext:value-type="float">
            <text:p>8091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91939" calcext:value-type="float">
            <text:p>8091939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91933" calcext:value-type="float">
            <text:p>809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091934" calcext:value-type="float">
            <text:p>8091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091985" calcext:value-type="float">
            <text:p>8091985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091983" calcext:value-type="float">
            <text:p>809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091986" calcext:value-type="float">
            <text:p>8091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437038" calcext:value-type="float">
            <text:p>8437038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091981" calcext:value-type="float">
            <text:p>8091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437037" calcext:value-type="float">
            <text:p>8437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437070" calcext:value-type="float">
            <text:p>843707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437069" calcext:value-type="float">
            <text:p>8437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437071" calcext:value-type="float">
            <text:p>8437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437099" calcext:value-type="float">
            <text:p>8437099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437100" calcext:value-type="float">
            <text:p>8437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437101" calcext:value-type="float">
            <text:p>8437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437127" calcext:value-type="float">
            <text:p>843712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437128" calcext:value-type="float">
            <text:p>84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437129" calcext:value-type="float">
            <text:p>8437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37130" calcext:value-type="float">
            <text:p>843713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37131" calcext:value-type="float">
            <text:p>8437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437132" calcext:value-type="float">
            <text:p>8437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437066" calcext:value-type="float">
            <text:p>843706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437146" calcext:value-type="float">
            <text:p>8437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8437104" calcext:value-type="float">
            <text:p>8437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437182" calcext:value-type="float">
            <text:p>843718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437153" calcext:value-type="float">
            <text:p>8437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437184" calcext:value-type="float">
            <text:p>8437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437152" calcext:value-type="float">
            <text:p>843715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091926" calcext:value-type="float">
            <text:p>809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8437067" calcext:value-type="float">
            <text:p>84370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091925" calcext:value-type="float">
            <text:p>8091925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437194" calcext:value-type="float">
            <text:p>8437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437196" calcext:value-type="float">
            <text:p>8437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437224" calcext:value-type="float">
            <text:p>8437224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437221" calcext:value-type="float">
            <text:p>8437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437223" calcext:value-type="float">
            <text:p>84372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437238" calcext:value-type="float">
            <text:p>8437238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437236" calcext:value-type="float">
            <text:p>8437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8437237" calcext:value-type="float">
            <text:p>84372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437254" calcext:value-type="float">
            <text:p>8437254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437252" calcext:value-type="float">
            <text:p>843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437253" calcext:value-type="float">
            <text:p>8437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437227" calcext:value-type="float">
            <text:p>843722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437294" calcext:value-type="float">
            <text:p>8437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437295" calcext:value-type="float">
            <text:p>8437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37260" calcext:value-type="float">
            <text:p>843726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37228" calcext:value-type="float">
            <text:p>8437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437350" calcext:value-type="float">
            <text:p>8437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437272" calcext:value-type="float">
            <text:p>843727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437267" calcext:value-type="float">
            <text:p>8437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437268" calcext:value-type="float">
            <text:p>8437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437271" calcext:value-type="float">
            <text:p>843727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437270" calcext:value-type="float">
            <text:p>8437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437269" calcext:value-type="float">
            <text:p>8437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437266" calcext:value-type="float">
            <text:p>843726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437264" calcext:value-type="float">
            <text:p>8437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437265" calcext:value-type="float">
            <text:p>8437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437276" calcext:value-type="float">
            <text:p>843727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437262" calcext:value-type="float">
            <text:p>843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8437263" calcext:value-type="float">
            <text:p>8437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437286" calcext:value-type="float">
            <text:p>843728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437285" calcext:value-type="float">
            <text:p>8437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437287" calcext:value-type="float">
            <text:p>84372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437290" calcext:value-type="float">
            <text:p>843729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8437288" calcext:value-type="float">
            <text:p>843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float" office:value="8437289" calcext:value-type="float">
            <text:p>84372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437291" calcext:value-type="float">
            <text:p>843729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437292" calcext:value-type="float">
            <text:p>243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437293" calcext:value-type="float">
            <text:p>8437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437282" calcext:value-type="float">
            <text:p>843728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437280" calcext:value-type="float">
            <text:p>8437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437281" calcext:value-type="float">
            <text:p>8437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437296" calcext:value-type="float">
            <text:p>843729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437297" calcext:value-type="float">
            <text:p>8437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437298" calcext:value-type="float">
            <text:p>84372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437301" calcext:value-type="float">
            <text:p>843730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437302" calcext:value-type="float">
            <text:p>8437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437303" calcext:value-type="float">
            <text:p>84373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437307" calcext:value-type="float">
            <text:p>843730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437309" calcext:value-type="float">
            <text:p>8437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437308" calcext:value-type="float">
            <text:p>8437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437305" calcext:value-type="float">
            <text:p>8437305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437306" calcext:value-type="float">
            <text:p>8437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437304" calcext:value-type="float">
            <text:p>8437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437278" calcext:value-type="float">
            <text:p>8437278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437277" calcext:value-type="float">
            <text:p>8437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412055" calcext:value-type="float">
            <text:p>8412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437313" calcext:value-type="float">
            <text:p>843731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437315" calcext:value-type="float">
            <text:p>8437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437314" calcext:value-type="float">
            <text:p>8437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437316" calcext:value-type="float">
            <text:p>843731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437318" calcext:value-type="float">
            <text:p>8437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8437317" calcext:value-type="float">
            <text:p>8437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437320" calcext:value-type="float">
            <text:p>843732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437321" calcext:value-type="float">
            <text:p>8437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8437319" calcext:value-type="float">
            <text:p>8437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437323" calcext:value-type="float">
            <text:p>843732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437325" calcext:value-type="float">
            <text:p>8437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437324" calcext:value-type="float">
            <text:p>8437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437326" calcext:value-type="float">
            <text:p>843732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437328" calcext:value-type="float">
            <text:p>8437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437327" calcext:value-type="float">
            <text:p>84373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437343" calcext:value-type="float">
            <text:p>843734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437342" calcext:value-type="float">
            <text:p>8437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437344" calcext:value-type="float">
            <text:p>8437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437337" calcext:value-type="float">
            <text:p>843733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437335" calcext:value-type="float">
            <text:p>8437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437336" calcext:value-type="float">
            <text:p>8437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437332" calcext:value-type="float">
            <text:p>843733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437334" calcext:value-type="float">
            <text:p>8437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437333" calcext:value-type="float">
            <text:p>8437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437330" calcext:value-type="float">
            <text:p>843733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437329" calcext:value-type="float">
            <text:p>8437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437279" calcext:value-type="float">
            <text:p>8437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437346" calcext:value-type="float">
            <text:p>843734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437347" calcext:value-type="float">
            <text:p>8437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8437345" calcext:value-type="float">
            <text:p>84373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437363" calcext:value-type="float">
            <text:p>843736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437364" calcext:value-type="float">
            <text:p>8437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437358" calcext:value-type="float">
            <text:p>8437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437355" calcext:value-type="float">
            <text:p>8437355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437357" calcext:value-type="float">
            <text:p>8437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437356" calcext:value-type="float">
            <text:p>8437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437354" calcext:value-type="float">
            <text:p>8437354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437353" calcext:value-type="float">
            <text:p>8437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8437352" calcext:value-type="float">
            <text:p>8437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8437361" calcext:value-type="float">
            <text:p>843736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8437351" calcext:value-type="float">
            <text:p>8437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8437362" calcext:value-type="float">
            <text:p>84373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437384" calcext:value-type="float">
            <text:p>8437384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437381" calcext:value-type="float">
            <text:p>8437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437383" calcext:value-type="float">
            <text:p>84373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437389" calcext:value-type="float">
            <text:p>8437389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437391" calcext:value-type="float">
            <text:p>8437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8437390" calcext:value-type="float">
            <text:p>8437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437386" calcext:value-type="float">
            <text:p>843738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437388" calcext:value-type="float">
            <text:p>843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437387" calcext:value-type="float">
            <text:p>84373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437393" calcext:value-type="float">
            <text:p>843739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437394" calcext:value-type="float">
            <text:p>8437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437392" calcext:value-type="float">
            <text:p>8437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437377" calcext:value-type="float">
            <text:p>843737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437379" calcext:value-type="float">
            <text:p>8437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437378" calcext:value-type="float">
            <text:p>8437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437382" calcext:value-type="float">
            <text:p>843738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437376" calcext:value-type="float">
            <text:p>8437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437375" calcext:value-type="float">
            <text:p>8437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437331" calcext:value-type="float">
            <text:p>843733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437359" calcext:value-type="float">
            <text:p>8437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8437360" calcext:value-type="float">
            <text:p>8437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437395" calcext:value-type="float">
            <text:p>8437395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437426" calcext:value-type="float">
            <text:p>843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437427" calcext:value-type="float">
            <text:p>8437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437398" calcext:value-type="float">
            <text:p>8437398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437397" calcext:value-type="float">
            <text:p>8437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8437396" calcext:value-type="float">
            <text:p>84373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437409" calcext:value-type="float">
            <text:p>8437409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437408" calcext:value-type="float">
            <text:p>8437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8437407" calcext:value-type="float">
            <text:p>84374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437406" calcext:value-type="float">
            <text:p>843740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437404" calcext:value-type="float">
            <text:p>8437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437405" calcext:value-type="float">
            <text:p>8437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437403" calcext:value-type="float">
            <text:p>843740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437414" calcext:value-type="float">
            <text:p>8437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8437415" calcext:value-type="float">
            <text:p>8437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437417" calcext:value-type="float">
            <text:p>843741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437419" calcext:value-type="float">
            <text:p>8437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437418" calcext:value-type="float">
            <text:p>8437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437422" calcext:value-type="float">
            <text:p>843742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437420" calcext:value-type="float">
            <text:p>8437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437421" calcext:value-type="float">
            <text:p>8437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437423" calcext:value-type="float">
            <text:p>843742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437424" calcext:value-type="float">
            <text:p>8437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437425" calcext:value-type="float">
            <text:p>8437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437401" calcext:value-type="float">
            <text:p>843740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437400" calcext:value-type="float">
            <text:p>8437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8437399" calcext:value-type="float">
            <text:p>8437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437430" calcext:value-type="float">
            <text:p>843743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437429" calcext:value-type="float">
            <text:p>843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437428" calcext:value-type="float">
            <text:p>8437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437456" calcext:value-type="float">
            <text:p>843745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437455" calcext:value-type="float">
            <text:p>8437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437454" calcext:value-type="float">
            <text:p>8437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437453" calcext:value-type="float">
            <text:p>843745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437451" calcext:value-type="float">
            <text:p>8437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437452" calcext:value-type="float">
            <text:p>8437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437448" calcext:value-type="float">
            <text:p>8437448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437450" calcext:value-type="float">
            <text:p>8437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437449" calcext:value-type="float">
            <text:p>8437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437438" calcext:value-type="float">
            <text:p>8437438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437432" calcext:value-type="float">
            <text:p>843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437435" calcext:value-type="float">
            <text:p>8437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437440" calcext:value-type="float">
            <text:p>843744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437431" calcext:value-type="float">
            <text:p>843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437441" calcext:value-type="float">
            <text:p>84374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437439" calcext:value-type="float">
            <text:p>8437439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437437" calcext:value-type="float">
            <text:p>8437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437433" calcext:value-type="float">
            <text:p>84374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437499" calcext:value-type="float">
            <text:p>8437499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437475" calcext:value-type="float">
            <text:p>8437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437500" calcext:value-type="float">
            <text:p>843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412036" calcext:value-type="float">
            <text:p>8412036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412038" calcext:value-type="float">
            <text:p>841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437498" calcext:value-type="float">
            <text:p>8437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437497" calcext:value-type="float">
            <text:p>843749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437496" calcext:value-type="float">
            <text:p>8437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437495" calcext:value-type="float">
            <text:p>8437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437462" calcext:value-type="float">
            <text:p>843746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437461" calcext:value-type="float">
            <text:p>8437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437463" calcext:value-type="float">
            <text:p>8437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437469" calcext:value-type="float">
            <text:p>8437469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437468" calcext:value-type="float">
            <text:p>8437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8437494" calcext:value-type="float">
            <text:p>8437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437485" calcext:value-type="float">
            <text:p>8437485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437470" calcext:value-type="float">
            <text:p>8437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8437471" calcext:value-type="float">
            <text:p>84374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437474" calcext:value-type="float">
            <text:p>8437474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437473" calcext:value-type="float">
            <text:p>843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8437472" calcext:value-type="float">
            <text:p>8437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437481" calcext:value-type="float">
            <text:p>843748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437478" calcext:value-type="float">
            <text:p>843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8437477" calcext:value-type="float">
            <text:p>84374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8437483" calcext:value-type="float">
            <text:p>843748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8437484" calcext:value-type="float">
            <text:p>8437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8437482" calcext:value-type="float">
            <text:p>84374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437485" calcext:value-type="float">
            <text:p>8437485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437487" calcext:value-type="float">
            <text:p>843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8437486" calcext:value-type="float">
            <text:p>8437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374488" calcext:value-type="float">
            <text:p>4374488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837489" calcext:value-type="float">
            <text:p>4837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8437490" calcext:value-type="float">
            <text:p>8437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412024" calcext:value-type="float">
            <text:p>8412024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412025" calcext:value-type="float">
            <text:p>8412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8412023" calcext:value-type="float">
            <text:p>841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412032" calcext:value-type="float">
            <text:p>841203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412031" calcext:value-type="float">
            <text:p>841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8412030" calcext:value-type="float">
            <text:p>84120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412042" calcext:value-type="float">
            <text:p>8412042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412043" calcext:value-type="float">
            <text:p>8412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412041" calcext:value-type="float">
            <text:p>84120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412040" calcext:value-type="float">
            <text:p>8412040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412039" calcext:value-type="float">
            <text:p>841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8412037" calcext:value-type="float">
            <text:p>8412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412087" calcext:value-type="float">
            <text:p>8412087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412085" calcext:value-type="float">
            <text:p>84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412086" calcext:value-type="float">
            <text:p>84120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412089" calcext:value-type="float">
            <text:p>8412089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412088" calcext:value-type="float">
            <text:p>8412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412090" calcext:value-type="float">
            <text:p>84120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8412111" calcext:value-type="float">
            <text:p>8412111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8412107" calcext:value-type="float">
            <text:p>8412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8412106" calcext:value-type="float">
            <text:p>8412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float" office:value="8412123" calcext:value-type="float">
            <text:p>8412123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m_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8412122" calcext:value-type="float">
            <text:p>8412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8412124" calcext:value-type="float">
            <text:p>8412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00:01:15.9937920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7-09T01:26:55.915401988</dc:date>
    <meta:editing-duration>PT40M25S</meta:editing-duration>
    <meta:editing-cycles>24</meta:editing-cycles>
    <meta:document-statistic meta:table-count="1" meta:cell-count="1878" meta:object-count="0"/>
  </office:meta>
</office:document-meta>
</file>